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40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1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0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1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2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3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4" style:family="paragraph" style:parent-style-name="Text_20_body">
      <style:text-properties fo:font-size="9pt" style:font-size-asian="9pt" style:font-size-complex="9pt"/>
    </style:style>
    <style:style style:name="P55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language="en" fo:country="US" fo:font-style="italic" style:font-style-asian="italic" style:font-style-complex="italic"/>
    </style:style>
    <style:style style:name="T40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3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6" style:family="text">
      <style:text-properties style:font-name="Arial" fo:language="ru" fo:country="RU" style:font-name-complex="Arial"/>
    </style:style>
    <style:style style:name="T4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style:font-name-complex="Arial"/>
    </style:style>
    <style:style style:name="T49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1" style:family="text">
      <style:text-properties style:font-name="Arial" fo:language="en" fo:country="US" style:font-name-complex="Arial"/>
    </style:style>
    <style:style style:name="T52" style:family="text">
      <style:text-properties style:font-name="Arial" fo:font-size="8pt" fo:letter-spacing="0.0138in" style:font-size-asian="8pt" style:font-size-complex="8pt"/>
    </style:style>
    <style:style style:name="T53" style:family="text">
      <style:text-properties style:font-name="Arial" fo:font-size="8pt" fo:language="en" fo:country="US" style:font-size-asian="8pt" style:font-name-complex="Arial" style:font-size-complex="8pt"/>
    </style:style>
    <style:style style:name="T54" style:family="text">
      <style:text-properties style:font-name="Arial" fo:font-size="8pt" style:font-size-asian="8pt" style:font-name-complex="Arial" style:font-size-complex="8pt"/>
    </style:style>
    <style:style style:name="T55" style:family="text">
      <style:text-properties style:font-name="Arial" fo:font-size="8pt" fo:language="ru" fo:country="RU" style:font-size-asian="8pt" style:font-name-complex="Arial" style:font-size-complex="8pt"/>
    </style:style>
    <style:style style:name="T56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7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8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9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60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61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2" style:family="text">
      <style:text-properties fo:font-size="8pt" fo:letter-spacing="normal" fo:language="ru" fo:country="RU" style:font-size-asian="8pt" style:font-size-complex="8pt"/>
    </style:style>
    <style:style style:name="T63" style:family="text">
      <style:text-properties fo:font-size="8pt" fo:letter-spacing="normal" fo:language="ru" fo:country="RU" fo:background-color="transparent" style:font-size-asian="8pt" style:font-size-complex="8pt"/>
    </style:style>
    <style:style style:name="T64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6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7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8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9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T70" style:family="text">
      <style:text-properties fo:font-size="7pt" fo:language="en" fo:country="US" style:text-underline-style="solid" style:text-underline-width="auto" style:text-underline-color="font-color" style:font-size-asian="7pt" style:font-name-complex="Arial" style:font-size-complex="7pt"/>
    </style:style>
    <style:style style:name="T71" style:family="text">
      <style:text-properties fo:font-size="7pt" fo:language="en" fo:country="US" style:text-underline-style="none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2">ПРОТОКОЛ <text:span text:style-name="T13">ПРОВЕРКИ</text:span></text:p>
      <text:p text:style-name="P53"/>
      <text:p text:style-name="P49"><text:span text:style-name="T45">Индивидуальный дозиметр рентгеновского и гамма-излучения ДКГ-АТ2503B/1<text:tab/></text:span><text:span text:style-name="T44">Дата проверки:</text:span><text:span text:style-name="T45"> <text:s/></text:span><text:span text:style-name="T47"><text:s/></text:span><text:span text:style-name="T50">$date </text:span><text:span text:style-name="T47">г.</text:span></text:p>
      <text:p text:style-name="P7"/>
      <text:p text:style-name="P3">з/н: <text:span text:style-name="T34"><text:s/></text:span><text:span text:style-name="T16">$</text:span><text:span text:style-name="T4">allSerial </text:span></text:p>
      <text:p text:style-name="P13"/>
      <text:p text:style-name="P11"><text:span text:style-name="T48">Диапазон измерени</text:span><text:span text:style-name="T46">й:</text:span></text:p>
      <text:p text:style-name="P10"><text:span text:style-name="T48"><text:tab/></text:span><text:span text:style-name="T55">- и</text:span><text:span text:style-name="T56">ндивидуального эквивал</text:span><text:span text:style-name="T58">ент</text:span><text:span text:style-name="T56">а</text:span><text:span text:style-name="T58"> дозы: <text:tab/><text:tab/></text:span><text:span text:style-name="T57">0.1</text:span><text:span text:style-name="T59"> </text:span><text:span text:style-name="T57">мк</text:span><text:span text:style-name="T59">Зв – </text:span><text:span text:style-name="T57">10</text:span><text:span text:style-name="T59"> Зв;</text:span></text:p>
      <text:p text:style-name="P14"><text:span text:style-name="T48"><text:tab/></text:span><text:span text:style-name="T46">- </text:span><text:span text:style-name="T48">мощности </text:span><text:span text:style-name="T46">индивидуального эквивал</text:span><text:span text:style-name="T48">ент</text:span><text:span text:style-name="T46">а</text:span><text:span text:style-name="T48"> дозы: <text:tab/></text:span><text:span text:style-name="T47">0.1</text:span><text:span text:style-name="T49"> </text:span><text:span text:style-name="T47">мк</text:span><text:span text:style-name="T49">Зв/ч – </text:span><text:span text:style-name="T50">0.2</text:span><text:span text:style-name="T49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52"><text:tab/></text:span><text:span text:style-name="T62">- </text:span><text:span text:style-name="T63">дозы:<text:tab/><text:tab/><text:tab/><text:tab/><text:tab/><text:tab/></text:span><text:span text:style-name="T65">±</text:span><text:span text:style-name="T66">(</text:span><text:span text:style-name="T65">15</text:span><text:span text:style-name="T66">+</text:span><text:span text:style-name="T64">0</text:span><text:span text:style-name="T66">,</text:span><text:span text:style-name="T43">005</text:span><text:span text:style-name="T67">·</text:span><text:span text:style-name="T68">Ḣ</text:span><text:span text:style-name="T28">p</text:span><text:span text:style-name="T66">(10)</text:span><text:span text:style-name="T64">)</text:span><text:span text:style-name="T65">%</text:span><text:span text:style-name="T64">;</text:span></text:p>
      <text:p text:style-name="P9"><text:span text:style-name="T9"><text:tab/>- </text:span><text:span text:style-name="T18">мощности дозы: <text:tab/><text:tab/><text:tab/><text:tab/><text:tab/></text:span><text:span text:style-name="T19">±</text:span><text:span text:style-name="T11">(</text:span><text:span text:style-name="T19">15</text:span><text:span text:style-name="T11">+</text:span><text:span text:style-name="T19">0</text:span><text:span text:style-name="T11">,</text:span><text:span text:style-name="T42">015</text:span><text:span text:style-name="T37">/</text:span><text:span text:style-name="T38">Ḣ</text:span><text:span text:style-name="T23">p</text:span><text:span text:style-name="T11">(10)+</text:span><text:span text:style-name="T19">0,005</text:span><text:span text:style-name="T6">·</text:span><text:span text:style-name="T5">Ḣ</text:span><text:span text:style-name="T23">p</text:span><text:span text:style-name="T11">(10)</text:span><text:span text:style-name="T19">)%</text:span><text:span text:style-name="T18">,</text:span></text:p>
      <text:p text:style-name="P9"><text:span text:style-name="T18"><text:tab/>где </text:span><text:span text:style-name="T7">Ḣ </text:span><text:span text:style-name="T25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50"><text:span text:style-name="T51"><text:tab/></text:span><text:span text:style-name="T53">- <text:s/></text:span><text:span text:style-name="T54">Температура окружающего воздуха<text:tab/><text:tab/><text:tab/>+</text:span><text:span text:style-name="T53">$temp</text:span><text:span text:style-name="T54"> °</text:span><text:span text:style-name="T53">C</text:span></text:p>
      <text:p text:style-name="P51"><text:span text:style-name="T51"><text:tab/>- <text:s/></text:span><text:span text:style-name="T48">Атмосферное давление<text:tab/><text:tab/><text:tab/><text:tab/>98,5 </text:span><text:span text:style-name="T51">kPa</text:span></text:p>
      <text:p text:style-name="P51"><text:span text:style-name="T51"><text:tab/>- <text:s/></text:span><text:span text:style-name="T48">Относительная влажность воздуха<text:tab/><text:tab/><text:tab/></text:span><text:span text:style-name="T51">$vlag</text:span><text:span text:style-name="T48"> %</text:span></text:p>
      <text:p text:style-name="P51"><text:span text:style-name="T51"><text:tab/>- <text:s/></text:span><text:span text:style-name="T48">Радиационный фон<text:tab/><text:tab/><text:tab/><text:tab/></text:span><text:span text:style-name="T51">$bground</text:span><text:span text:style-name="T48"> </text:span><text:span text:style-name="T46">н</text:span><text:span text:style-name="T48">Зв/ч</text:span></text:p>
      <text:p text:style-name="P40"><text:line-break/><text:span text:style-name="T61">Средства проверки</text:span><text:span text:style-name="T60">:</text:span></text:p>
      <text:p text:style-name="P47"><text:span text:style-name="T13"><text:tab/>- </text:span>$facility_110<text:span text:style-name="T13">; </text:span></text:p>
      <text:p text:style-name="P48"><text:span text:style-name="T13"><text:tab/>- </text:span>$facility_130.</text:p>
      <text:p text:style-name="P41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6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70"> </text:span><text:span text:style-name="T69">ДКГ-АТ2503B/1</text:span><text:span text:style-name="T70"> №</text:span><text:span text:style-name="T71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Мощность <text:span text:style-name="T13">индивидуаль-ного эквива-лента</text:span> дозы в <text:span text:style-name="T13">контрольной</text:span> точке <text:span text:style-name="T29">Ḣ</text:span><text:span text:style-name="T27">p</text:span><text:span text:style-name="T22">i</text:span><text:span text:style-name="T39">(10)</text:span></text:p>
          </table:table-cell>
          <table:table-cell table:style-name="t1.B2" office:value-type="string">
            <text:p text:style-name="P18">Номер источ-ника</text:p>
          </table:table-cell>
          <table:table-cell table:style-name="t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32">Среднее значение, </text:p>
            <text:p text:style-name="P33"><text:span text:style-name="T40">Ḣ</text:span><text:span text:style-name="T22">pi</text:span><text:span text:style-name="T36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1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5">Фон</text:p>
          </table:table-cell>
          <table:table-cell table:style-name="t1.B3" office:value-type="string">
            <text:p text:style-name="P38">—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5">
              <text:p text:style-name="P36">$1-bg0</text:p>
              <text:p text:style-name="P36">$1-bg1</text:p>
              <text:p text:style-name="P36">$1-bg2</text:p>
              <text:p text:style-name="P36">$1-bg3</text:p>
              <text:p text:style-name="P36">$1-bg4</text:p>
              <text:p text:style-name="P36">$1-bg5</text:p>
              <text:p text:style-name="P36">$1-bg6</text:p>
              <text:p text:style-name="P36">$1-bg7</text:p>
              <text:p text:style-name="P35"/>
            </text:section>
          </table:table-cell>
          <table:table-cell table:style-name="t1.B3" office:value-type="string">
            <text:p text:style-name="P19">$1-av-bg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I3" office:value-type="string">
            <text:p text:style-name="P21">—</text:p>
          </table:table-cell>
        </table:table-row>
        <table:table-row>
          <table:table-cell table:style-name="t1.A3" office:value-type="string">
            <text:p text:style-name="P18">0.80 мкЗв/ч</text:p>
          </table:table-cell>
          <table:table-cell table:style-name="t1.B3" office:value-type="string">
            <text:p text:style-name="P19">$1-n0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1">
              <text:p text:style-name="P36">$1-m00</text:p>
              <text:p text:style-name="P36">$1-m01</text:p>
              <text:p text:style-name="P36">$1-m02</text:p>
              <text:p text:style-name="P36">$1-m03</text:p>
              <text:p text:style-name="P36">$1-m04</text:p>
              <text:p text:style-name="P36">$1-m05</text:p>
              <text:p text:style-name="P36">$1-m06</text:p>
              <text:p text:style-name="P36">$1-m07</text:p>
              <text:p text:style-name="P36"/>
            </text:section>
          </table:table-cell>
          <table:table-cell table:style-name="t1.B3" office:value-type="string">
            <text:p text:style-name="P19">$1-av0</text:p>
          </table:table-cell>
          <table:table-cell table:style-name="t1.B3" office:value-type="string">
            <text:p text:style-name="P19">$1-o0</text:p>
          </table:table-cell>
          <table:table-cell table:style-name="t1.B3" office:value-type="string">
            <text:p text:style-name="P19">$1-q0</text:p>
          </table:table-cell>
          <table:table-cell table:style-name="t1.B3" office:value-type="string">
            <text:p text:style-name="P19">$1-do0</text:p>
          </table:table-cell>
          <table:table-cell table:style-name="t1.I3" office:value-type="string">
            <text:p text:style-name="P18">±<text:span text:style-name="T13">33.8</text:span></text:p>
          </table:table-cell>
        </table:table-row>
        <table:table-row>
          <table:table-cell table:style-name="t1.A3" office:value-type="string">
            <text:p text:style-name="P18">4.0 мЗв/ч</text:p>
          </table:table-cell>
          <table:table-cell table:style-name="t1.B3" office:value-type="string">
            <text:p text:style-name="P19">$1-n1</text:p>
          </table:table-cell>
          <table:table-cell table:style-name="t1.B3" office:value-type="string">
            <text:p text:style-name="P19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6">$1-m11</text:p>
              <text:p text:style-name="P36">$1-m12</text:p>
              <text:p text:style-name="P36">$1-m13</text:p>
              <text:p text:style-name="P36">$1-m14</text:p>
            </text:section>
          </table:table-cell>
          <table:table-cell table:style-name="t1.B3" office:value-type="string">
            <text:p text:style-name="P19">$1-av1</text:p>
          </table:table-cell>
          <table:table-cell table:style-name="t1.B3" office:value-type="string">
            <text:p text:style-name="P19">$1-o1</text:p>
          </table:table-cell>
          <table:table-cell table:style-name="t1.B3" office:value-type="string">
            <text:p text:style-name="P19">$1-q1</text:p>
          </table:table-cell>
          <table:table-cell table:style-name="t1.B3" office:value-type="string">
            <text:p text:style-name="P19">$1-do1</text:p>
          </table:table-cell>
          <table:table-cell table:style-name="t1.I3" office:value-type="string">
            <text:p text:style-name="P18">±<text:span text:style-name="T13">15</text:span></text:p>
          </table:table-cell>
        </table:table-row>
        <table:table-row>
          <table:table-cell table:style-name="t1.A6" office:value-type="string">
            <text:p text:style-name="P18">80<text:span text:style-name="T13">.</text:span>0 мЗв/ч</text:p>
          </table:table-cell>
          <table:table-cell table:style-name="t1.B6" office:value-type="string">
            <text:p text:style-name="P19">$1-n2</text:p>
          </table:table-cell>
          <table:table-cell table:style-name="t1.B6" office:value-type="string">
            <text:p text:style-name="P19">$1-d2</text:p>
          </table:table-cell>
          <table:table-cell table:style-name="t1.D6" office:value-type="string">
            <text:section text:style-name="Sect1" text:name="Раздел3">
              <text:p text:style-name="P8">$1-m20</text:p>
              <text:p text:style-name="P36">$1-m21</text:p>
              <text:p text:style-name="P36">$1-m22</text:p>
              <text:p text:style-name="P36">$1-m23</text:p>
              <text:p text:style-name="P36">$1-m24</text:p>
            </text:section>
          </table:table-cell>
          <table:table-cell table:style-name="t1.B6" office:value-type="string">
            <text:p text:style-name="P19">$1-av2</text:p>
          </table:table-cell>
          <table:table-cell table:style-name="t1.B6" office:value-type="string">
            <text:p text:style-name="P19">$1-o2</text:p>
          </table:table-cell>
          <table:table-cell table:style-name="t1.B6" office:value-type="string">
            <text:p text:style-name="P19">$1-q2</text:p>
          </table:table-cell>
          <table:table-cell table:style-name="t1.B6" office:value-type="string">
            <text:p text:style-name="P19">$1-do2</text:p>
          </table:table-cell>
          <table:table-cell table:style-name="t1.I6" office:value-type="string">
            <text:p text:style-name="P18">±<text:span text:style-name="T13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6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9">ДКГ-АТ2503B/1</text:span><text:span text:style-name="T8"> №</text:span><text:span text:style-name="T10"> </text:span><text:span text:style-name="T8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5"><text:span text:style-name="T2">Действи-тельное</text:span> значение ЭД,</text:p>
            <text:p text:style-name="P35"><text:span text:style-name="T3">H</text:span><text:span text:style-name="T22">p</text:span><text:span text:style-name="T21">0</text:span><text:span text:style-name="T2">(10)</text:span></text:p>
          </table:table-cell>
          <table:table-cell table:style-name="s1.B2" table:number-rows-spanned="2" office:value-type="string">
            <text:p text:style-name="P37"><text:s text:c="2"/>Мощность индивидуаль-ного<text:span text:style-name="T13"> </text:span>эквива-лента дозы /<text:span text:style-name="T13"> </text:span></text:p>
            <text:p text:style-name="P37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1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5"><text:span text:style-name="T3">H</text:span><text:span text:style-name="T22">pi</text:span><text:span text:style-name="T2">(10)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12">(10)</text:span><text:span text:style-name="T26">изм</text:span><text:span text:style-name="T27">.</text:span><text:span text:style-name="T41">-</text:span><text:span text:style-name="T3">H</text:span><text:span text:style-name="T22">pi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8">4.0 <text:span text:style-name="T13">мкЗв</text:span></text:p>
          </table:table-cell>
          <table:table-cell table:style-name="s1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.B4" office:value-type="string">
            <text:p text:style-name="P25"><text:s text:c="2"/>##1-<text:span text:style-name="T2">dn</text:span>_<text:span text:style-name="T13">1 <text:s/></text:span></text:p>
            <text:p text:style-name="P26"><text:span text:style-name="T13">##1-</text:span><text:span text:style-name="T2">dd_1</text:span></text:p>
          </table:table-cell>
          <table:table-cell table:style-name="s1.B4" office:value-type="string">
            <text:p text:style-name="P19">##1-d_dev_<text:span text:style-name="T13">1</text:span></text:p>
          </table:table-cell>
          <table:table-cell table:style-name="s1.B4" office:value-type="string">
            <text:p text:style-name="P19">##1-dose_<text:span text:style-name="T13">1</text:span></text:p>
          </table:table-cell>
          <table:table-cell table:style-name="s1.B4" office:value-type="string">
            <text:p text:style-name="P19">##1-d_res_<text:span text:style-name="T13">1</text:span></text:p>
          </table:table-cell>
          <table:table-cell table:style-name="s1.B4" office:value-type="string">
            <text:p text:style-name="P19">##1-o_pog_<text:span text:style-name="T13">1</text:span></text:p>
          </table:table-cell>
          <table:table-cell table:style-name="s1.B4" office:value-type="string">
            <text:p text:style-name="P19">##1-d_gran_<text:span text:style-name="T13">1</text:span></text:p>
          </table:table-cell>
          <table:table-cell table:style-name="s1.I4" office:value-type="string">
            <text:p text:style-name="P18">±<text:span text:style-name="T13">15.4</text:span></text:p>
          </table:table-cell>
        </table:table-row>
        <table:table-row>
          <table:table-cell table:style-name="s1.A5" office:value-type="string">
            <text:p text:style-name="P18">4.0 мЗв</text:p>
          </table:table-cell>
          <table:table-cell table:style-name="s1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.B5" office:value-type="string">
            <text:p text:style-name="P25"><text:s text:c="2"/>##1-<text:span text:style-name="T2">dn</text:span>_<text:span text:style-name="T13">2 <text:s/></text:span></text:p>
            <text:p text:style-name="P26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19">##1-d_dev_<text:span text:style-name="T13">2</text:span></text:p>
          </table:table-cell>
          <table:table-cell table:style-name="s1.B5" office:value-type="string">
            <text:p text:style-name="P19">##1-dose_<text:span text:style-name="T13">2</text:span></text:p>
          </table:table-cell>
          <table:table-cell table:style-name="s1.B5" office:value-type="string">
            <text:p text:style-name="P19">##1-d_res_<text:span text:style-name="T13">2</text:span></text:p>
          </table:table-cell>
          <table:table-cell table:style-name="s1.B5" office:value-type="string">
            <text:p text:style-name="P19">##1-o_pog_<text:span text:style-name="T13">2</text:span></text:p>
          </table:table-cell>
          <table:table-cell table:style-name="s1.B5" office:value-type="string">
            <text:p text:style-name="P19">##1-d_gran_<text:span text:style-name="T13">2</text:span></text:p>
          </table:table-cell>
          <table:table-cell table:style-name="s1.I5" office:value-type="string">
            <text:p text:style-name="P18">±<text:span text:style-name="T13">15.4</text:span></text:p>
          </table:table-cell>
        </table:table-row>
      </table:table>
      <text:p text:style-name="P5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Проверку произвел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A1" office:value-type="string">
            <text:p text:style-name="P39"/>
          </table:table-cell>
          <table:table-cell table:style-name="Таблица1.C2" office:value-type="string">
            <text:p text:style-name="P42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43">Технический контроль: 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B4" office:value-type="string">
            <text:p text:style-name="P39"/>
          </table:table-cell>
          <table:table-cell table:style-name="Таблица1.C2" office:value-type="string">
            <text:p text:style-name="P42">(<text:span text:style-name="T30">подпись</text:span>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B/1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03-09T09:06:23.09</dc:date>
    <meta:editing-duration>P3DT9H56M50S</meta:editing-duration>
    <meta:editing-cycles>439</meta:editing-cycles>
    <meta:generator>OpenOffice/4.1.6$Win32 OpenOffice.org_project/416m1$Build-9790</meta:generator>
    <meta:document-statistic meta:table-count="3" meta:image-count="1" meta:object-count="0" meta:page-count="1" meta:paragraph-count="142" meta:word-count="287" meta:character-count="2311"/>
  </office:meta>
</office:document-meta>
</file>